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DA000001E0C552653530A81D71.png" manifest:media-type="image/png"/>
  <manifest:file-entry manifest:full-path="Pictures/10000001000005C90000031F9261443DF883C7A3.png" manifest:media-type="image/png"/>
  <manifest:file-entry manifest:full-path="Pictures/10000001000005E6000001AA367B6AE250A0EA17.png" manifest:media-type="image/png"/>
  <manifest:file-entry manifest:full-path="Pictures/1000000100000565000001C7441A941CCE5E398C.png" manifest:media-type="image/png"/>
  <manifest:file-entry manifest:full-path="Pictures/10000001000005D0000002085C7C94968C2FC15C.png" manifest:media-type="image/png"/>
  <manifest:file-entry manifest:full-path="Pictures/10000001000005F5000001F89F12170132B00AB4.png" manifest:media-type="image/png"/>
  <manifest:file-entry manifest:full-path="Pictures/10000001000005C8000001D8E59CDADF040031A1.png" manifest:media-type="image/png"/>
  <manifest:file-entry manifest:full-path="Pictures/10000001000006070000022D3299725EFE436B1D.png" manifest:media-type="image/png"/>
  <manifest:file-entry manifest:full-path="Pictures/10000001000005F4000001CB5E0C84AB405D4F1E.png" manifest:media-type="image/png"/>
  <manifest:file-entry manifest:full-path="Pictures/10000001000005B6000001B9C7EE9ECE4FD61E39.png" manifest:media-type="image/png"/>
  <manifest:file-entry manifest:full-path="Pictures/100000010000059600000198A43E3AA1339296D0.png" manifest:media-type="image/png"/>
  <manifest:file-entry manifest:full-path="Pictures/10000001000005D30000019410A9CB97FB40897F.png" manifest:media-type="image/png"/>
  <manifest:file-entry manifest:full-path="Pictures/10000001000005CD0000022F1AF0EFEFF66AF5D0.png" manifest:media-type="image/png"/>
  <manifest:file-entry manifest:full-path="Pictures/10000001000005C7000001C2A225211B67CDD24A.png" manifest:media-type="image/png"/>
  <manifest:file-entry manifest:full-path="Pictures/10000001000005B80000020232EDE0B53DCD5129.png" manifest:media-type="image/png"/>
  <manifest:file-entry manifest:full-path="Pictures/10000001000005B500000240CBD771B04A2CBCAC.png" manifest:media-type="image/png"/>
  <manifest:file-entry manifest:full-path="Pictures/10000001000005BA000001F717FD404D522FC861.png" manifest:media-type="image/png"/>
  <manifest:file-entry manifest:full-path="Pictures/10000001000005DB000002DBE8B22C3EDFABC226.png" manifest:media-type="image/png"/>
  <manifest:file-entry manifest:full-path="Pictures/10000001000005C30000027DE1E345BEFDB2B99D.png" manifest:media-type="image/png"/>
  <manifest:file-entry manifest:full-path="Pictures/10000001000005DC0000024FC476BACDC0B6B80F.png" manifest:media-type="image/png"/>
  <manifest:file-entry manifest:full-path="Pictures/10000001000005AE000001E31FC07F78842B75C4.png" manifest:media-type="image/png"/>
  <manifest:file-entry manifest:full-path="Pictures/10000001000005F2000001DAB613717AEAEBF2FA.png" manifest:media-type="image/png"/>
  <manifest:file-entry manifest:full-path="Pictures/10000001000005AC000001F1CFE9D41ADA4DF861.png" manifest:media-type="image/png"/>
  <manifest:file-entry manifest:full-path="Pictures/10000001000005CB0000022A3CE7935982E480D5.png" manifest:media-type="image/png"/>
  <manifest:file-entry manifest:full-path="Pictures/1000000100000399000002009160AC9BFA8662D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9.17cm" draw:z-index="0"><draw:image xlink:href="Pictures/10000001000005C90000031F9261443DF883C7A3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Standard"><draw:frame draw:style-name="fr1" draw:name="Imagen2" text:anchor-type="char" svg:width="17cm" svg:height="5.42cm" draw:z-index="1"><draw:image xlink:href="Pictures/10000001000005C8000001D8E59CDADF040031A1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Standard"/>
      <text:p text:style-name="Standard"><draw:frame draw:style-name="fr1" draw:name="Imagen3" text:anchor-type="char" svg:width="17cm" svg:height="5.6cm" draw:z-index="2"><draw:image xlink:href="Pictures/1000000100000565000001C7441A941CCE5E398C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Standard"><draw:frame draw:style-name="fr1" draw:name="Imagen4" text:anchor-type="char" svg:width="17cm" svg:height="5.119cm" draw:z-index="3"><draw:image xlink:href="Pictures/10000001000005F4000001CB5E0C84AB405D4F1E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Standard"/>
      <text:p text:style-name="Standard"><draw:frame draw:style-name="fr1" draw:name="Imagen5" text:anchor-type="char" svg:width="17cm" svg:height="4.849cm" draw:z-index="4"><draw:image xlink:href="Pictures/100000010000059600000198A43E3AA1339296D0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Standard"><draw:frame draw:style-name="fr1" draw:name="Imagen6" text:anchor-type="char" svg:width="17cm" svg:height="5.618cm" draw:z-index="5"><draw:image xlink:href="Pictures/10000001000005F5000001F89F12170132B00AB4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Standard"/>
      <text:p text:style-name="Standard"><draw:frame draw:style-name="fr1" draw:name="Imagen7" text:anchor-type="char" svg:width="17cm" svg:height="4.606cm" draw:z-index="6"><draw:image xlink:href="Pictures/10000001000005D30000019410A9CB97FB40897F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Standard"/>
      <text:p text:style-name="Standard"><draw:frame draw:style-name="fr2" draw:name="Imagen8" text:anchor-type="char" svg:width="17cm" svg:height="4.794cm" draw:z-index="7"><draw:image xlink:href="Pictures/10000001000005E6000001AA367B6AE250A0EA17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Standard"/>
      <text:p text:style-name="Standard"><draw:frame draw:style-name="fr1" draw:name="Imagen9" text:anchor-type="char" svg:width="17cm" svg:height="6.398cm" draw:z-index="8"><draw:image xlink:href="Pictures/10000001000005CD0000022F1AF0EFEFF66AF5D0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Standard"/>
      <text:p text:style-name="Standard"><draw:frame draw:style-name="fr1" draw:name="Imagen10" text:anchor-type="char" svg:width="17cm" svg:height="5.172cm" draw:z-index="9"><draw:image xlink:href="Pictures/10000001000005C7000001C2A225211B67CDD24A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Standard"/>
      <text:p text:style-name="Standard"><draw:frame draw:style-name="fr1" draw:name="Imagen11" text:anchor-type="char" svg:width="17cm" svg:height="5.967cm" draw:z-index="10"><draw:image xlink:href="Pictures/10000001000005B80000020232EDE0B53DCD5129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Standard"/>
      <text:p text:style-name="Standard"><draw:frame draw:style-name="fr1" draw:name="Imagen12" text:anchor-type="char" svg:width="17cm" svg:height="5.126cm" draw:z-index="11"><draw:image xlink:href="Pictures/10000001000005B6000001B9C7EE9ECE4FD61E39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Standard"/>
      <text:p text:style-name="Standard"><draw:frame draw:style-name="fr1" draw:name="Imagen13" text:anchor-type="char" svg:width="17cm" svg:height="6.701cm" draw:z-index="12"><draw:image xlink:href="Pictures/10000001000005B500000240CBD771B04A2CBCAC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Standard"/>
      <text:p text:style-name="Standard"><draw:frame draw:style-name="fr1" draw:name="Imagen14" text:anchor-type="char" svg:width="17cm" svg:height="5.831cm" draw:z-index="13"><draw:image xlink:href="Pictures/10000001000005BA000001F717FD404D522FC861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Standard"/>
      <text:p text:style-name="Standard"><draw:frame draw:style-name="fr1" draw:name="Imagen15" text:anchor-type="char" svg:width="17cm" svg:height="8.289cm" draw:z-index="14"><draw:image xlink:href="Pictures/10000001000005DB000002DBE8B22C3EDFABC226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Standard"/>
      <text:p text:style-name="Standard"><draw:frame draw:style-name="fr1" draw:name="Imagen16" text:anchor-type="char" svg:width="17cm" svg:height="7.341cm" draw:z-index="15"><draw:image xlink:href="Pictures/10000001000005C30000027DE1E345BEFDB2B99D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Standard"/>
      <text:p text:style-name="Standard"><draw:frame draw:style-name="fr1" draw:name="Imagen17" text:anchor-type="char" svg:width="17cm" svg:height="6.697cm" draw:z-index="16"><draw:image xlink:href="Pictures/10000001000005DC0000024FC476BACDC0B6B80F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Standard"/>
      <text:p text:style-name="Standard"><draw:frame draw:style-name="fr1" draw:name="Imagen18" text:anchor-type="char" svg:width="17cm" svg:height="5.646cm" draw:z-index="17"><draw:image xlink:href="Pictures/10000001000005AE000001E31FC07F78842B75C4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Standard"><draw:frame draw:style-name="fr1" draw:name="Imagen19" text:anchor-type="char" svg:width="17cm" svg:height="5.447cm" draw:z-index="18"><draw:image xlink:href="Pictures/10000001000005DA000001E0C552653530A81D71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Standard"><draw:frame draw:style-name="fr1" draw:name="Imagen20" text:anchor-type="char" svg:width="17cm" svg:height="5.293cm" draw:z-index="19"><draw:image xlink:href="Pictures/10000001000005F2000001DAB613717AEAEBF2FA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Standard"><draw:frame draw:style-name="fr1" draw:name="Imagen21" text:anchor-type="char" svg:width="17cm" svg:height="5.817cm" draw:z-index="20"><draw:image xlink:href="Pictures/10000001000005AC000001F1CFE9D41ADA4DF861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Standard"/>
      <text:p text:style-name="Standard"><draw:frame draw:style-name="fr1" draw:name="Imagen22" text:anchor-type="char" svg:width="17cm" svg:height="5.941cm" draw:z-index="21"><draw:image xlink:href="Pictures/10000001000005D0000002085C7C94968C2FC15C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Standard"/>
      <text:p text:style-name="Standard"><draw:frame draw:style-name="fr1" draw:name="Imagen23" text:anchor-type="char" svg:width="17cm" svg:height="6.35cm" draw:z-index="22"><draw:image xlink:href="Pictures/10000001000005CB0000022A3CE7935982E480D5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Standard"/>
      <text:p text:style-name="Standard"><draw:frame draw:style-name="fr1" draw:name="Imagen24" text:anchor-type="char" svg:width="17cm" svg:height="6.137cm" draw:z-index="23"><draw:image xlink:href="Pictures/10000001000006070000022D3299725EFE436B1D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Standard"/>
      <text:p text:style-name="Standard"><draw:frame draw:style-name="fr1" draw:name="Imagen25" text:anchor-type="char" svg:width="17cm" svg:height="9.449cm" draw:z-index="24"><draw:image xlink:href="Pictures/1000000100000399000002009160AC9BFA8662D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2T16:52:02.485000000</meta:creation-date>
    <dc:date>2021-10-02T17:43:30.866000000</dc:date>
    <meta:editing-duration>PT4M38S</meta:editing-duration>
    <meta:editing-cycles>1</meta:editing-cycles>
    <meta:document-statistic meta:table-count="0" meta:image-count="25" meta:object-count="0" meta:page-count="8" meta:paragraph-count="24" meta:word-count="0" meta:character-count="336" meta:non-whitespace-character-count="0"/>
    <meta:generator>LibreOffice/7.2.0.4$Windows_X86_64 LibreOffice_project/9a9c6381e3f7a62afc1329bd359cc48accb6435b</meta:generator>
  </office:meta>
</office:document-meta>
</file>